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64de" officeooo:paragraph-rsid="000964de"/>
    </style:style>
    <style:style style:name="P2" style:family="paragraph" style:parent-style-name="Standard">
      <style:paragraph-properties fo:text-align="center" style:justify-single-word="false"/>
      <style:text-properties officeooo:rsid="000964de" officeooo:paragraph-rsid="000964de"/>
    </style:style>
    <style:style style:name="P3" style:family="paragraph" style:parent-style-name="Standard">
      <style:text-properties officeooo:rsid="000b3508" officeooo:paragraph-rsid="000b3508"/>
    </style:style>
    <style:style style:name="P4" style:family="paragraph" style:parent-style-name="Standard">
      <style:text-properties officeooo:rsid="000bd0cd" officeooo:paragraph-rsid="000bd0cd"/>
    </style:style>
    <style:style style:name="P5" style:family="paragraph" style:parent-style-name="Standard">
      <style:text-properties officeooo:rsid="000c46ea" officeooo:paragraph-rsid="000c46ea"/>
    </style:style>
    <style:style style:name="P6" style:family="paragraph" style:parent-style-name="Standard">
      <style:text-properties officeooo:rsid="000c7ab2" officeooo:paragraph-rsid="000c7ab2"/>
    </style:style>
    <style:style style:name="T1" style:family="text">
      <style:text-properties officeooo:rsid="000b3508"/>
    </style:style>
    <style:style style:name="T2" style:family="text">
      <style:text-properties officeooo:rsid="000c7a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TP1 1</text:p>
      <text:p text:style-name="P1"/>
      <text:p text:style-name="P1">ARTAUD Cyril</text:p>
      <text:p text:style-name="P1">DRAOU Meryem</text:p>
      <text:p text:style-name="P1"/>
      <text:p text:style-name="P1"/>
      <text:p text:style-name="P4">Nous regardons la classe ComplexTest.</text:p>
      <text:p text:style-name="P4"/>
      <text:p text:style-name="P1">On lance d’abord le teste testGetterImaginary puis on constate que le test passe. Ensuite on lance tout les testes est on constate que trois des testes ne passent pas : testProductRea<text:span text:style-name="T1">l, testProductImaginary et testTimeoutInfinite.</text:span></text:p>
      <text:p text:style-name="P1"/>
      <text:p text:style-name="P3">Pour que ces trois testes ne nous dérangent pas pour la suite nous mettons @Disabled devant les mots clés @Test de ces testes.</text:p>
      <text:p text:style-name="P3"/>
      <text:p text:style-name="P3">Pour vérifier si les méthodes avec les mots clés @BeforeAll, @AfterAll, @BeforeEach et @AfterEach fonctionne nous ajoutons des instructions System.out.println() dans chacune des méthodes ce qui donnera en sortie : </text:p>
      <text:p text:style-name="P3"/>
      <text:p text:style-name="P3">beforeAll</text:p>
      <text:p text:style-name="P3">beforeEach</text:p>
      <text:p text:style-name="P3">afterEach</text:p>
      <text:p text:style-name="P3">beforeEach</text:p>
      <text:p text:style-name="P3">afterEach</text:p>
      <text:p text:style-name="P3">beforeEach</text:p>
      <text:p text:style-name="P3">afterEach</text:p>
      <text:p text:style-name="P3">beforeEach</text:p>
      <text:p text:style-name="P3">afterEach</text:p>
      <text:p text:style-name="P3">beforeEach</text:p>
      <text:p text:style-name="P3">afterEach</text:p>
      <text:p text:style-name="P3">beforeEach</text:p>
      <text:p text:style-name="P3">afterEach</text:p>
      <text:p text:style-name="P3">beforeEach</text:p>
      <text:p text:style-name="P3">afterEach</text:p>
      <text:p text:style-name="P3">beforeEach</text:p>
      <text:p text:style-name="P3">afterEach</text:p>
      <text:p text:style-name="P3">afterAll</text:p>
      <text:p text:style-name="P3"/>
      <text:p text:style-name="P3"/>
      <text:p text:style-name="P4">Ensuite on crée des attributs z, z1 et z2 dans la classe ComplexTest et dans la méthode setUp(), correspondant au @BeforeEach, on rajoute ces lignes pour mutualiser la création d’objet : </text:p>
      <text:p text:style-name="P4"/>
      <text:p text:style-name="P4">z = new Complex();</text:p>
      <text:p text:style-name="P4">z1 = new Complex(1.0F, 2.0F);</text:p>
      <text:p text:style-name="P4">z2 = new Complex(3.0F, 4.0F);</text:p>
      <text:p text:style-name="P4"/>
      <text:p text:style-name="P4">et nous supprimons ces lignes dans les autre méthodes de testes si elles sont identiques sinon on change un des attributs à la valeur qui lui est nécessaire.</text:p>
      <text:p text:style-name="P4"/>
      <text:p text:style-name="P5"><text:soft-page-break/>Après d’avoir lancé les testes avec graddle on ouvre le fichier index.html qui se situe dans /build/reports/test<text:span text:style-name="T2">s/test du projet</text:span></text:p>
      <text:p text:style-name="P6">dessus nous pouvons voir qu’il y a 11 testes, qu’il y a eu 0 échecs et que 100 % on réussi, qu’il y en a 3 qui ont été ignoré et ils ont été exécuté en 0.371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4T13:01:18.803187355</meta:creation-date>
    <dc:date>2023-01-04T13:40:55.161967914</dc:date>
    <meta:editing-duration>PT28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47" meta:character-count="1525" meta:non-whitespace-character-count="1308"/>
  </office:meta>
</office:document-meta>
</file>